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style>
    <style:style style:name="T2" style:family="text">
      <style:text-properties style:text-position="33% 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Gir National Park and Wildlife Sanctuary</text:span>, also known as <text:span text:style-name="T1">Sasan Gir</text:span>, is a forest and <text:a xlink:type="simple" xlink:href="https://en.wikipedia.org/wiki/Wildlife_sanctuary" text:style-name="Internet_20_link" text:visited-style-name="Visited_20_Internet_20_Link">wildlife sanctuary</text:a> near <text:a xlink:type="simple" xlink:href="https://en.wikipedia.org/wiki/Talala_(Gir)" text:style-name="Internet_20_link" text:visited-style-name="Visited_20_Internet_20_Link">Talala Gir</text:a> in <text:a xlink:type="simple" xlink:href="https://en.wikipedia.org/wiki/Gujarat" text:style-name="Internet_20_link" text:visited-style-name="Visited_20_Internet_20_Link">Gujarat</text:a>, India. It is located 43 km (27 mi) north-east of <text:a xlink:type="simple" xlink:href="https://en.wikipedia.org/wiki/Somnath" text:style-name="Internet_20_link" text:visited-style-name="Visited_20_Internet_20_Link">Somnath</text:a>, 65 km (40 mi) south-east of <text:a xlink:type="simple" xlink:href="https://en.wikipedia.org/wiki/Junagadh" text:style-name="Internet_20_link" text:visited-style-name="Visited_20_Internet_20_Link">Junagadh</text:a> and 60 km (37 mi) south-west of <text:a xlink:type="simple" xlink:href="https://en.wikipedia.org/wiki/Amreli" text:style-name="Internet_20_link" text:visited-style-name="Visited_20_Internet_20_Link">Amreli</text:a>. It was established in 1965, with a total area of 1,412 km<text:span text:style-name="T2">2</text:span> (545 sq mi), of which 258 km<text:span text:style-name="T2">2</text:span> (100 sq mi) is fully protected as <text:a xlink:type="simple" xlink:href="https://en.wikipedia.org/wiki/National_park" text:style-name="Internet_20_link" text:visited-style-name="Visited_20_Internet_20_Link">national park</text:a> and 1,153 km<text:span text:style-name="T2">2</text:span> (445 sq mi) as wildlife sanctuary.<text:bookmark text:name="cite_ref-gog_1-0"/><text:a xlink:type="simple" xlink:href="https://en.wikipedia.org/wiki/Gir_National_Park#cite_note-gog-1" text:style-name="Internet_20_link" text:visited-style-name="Visited_20_Internet_20_Link">[1]</text:a> It is part of the <text:a xlink:type="simple" xlink:href="https://en.wikipedia.org/wiki/Khathiar-Gir_dry_deciduous_forests" text:style-name="Internet_20_link" text:visited-style-name="Visited_20_Internet_20_Link">Khathiar-Gir dry deciduous forests</text:a> <text:a xlink:type="simple" xlink:href="https://en.wikipedia.org/wiki/Ecoregion" text:style-name="Internet_20_link" text:visited-style-name="Visited_20_Internet_20_Link">ecoregion</text:a>.<text:bookmark text:name="cite_ref-WWF,_SA:_NI_2-0"/><text:a xlink:type="simple" xlink:href="https://en.wikipedia.org/wiki/Gir_National_Park#cite_note-WWF,_SA:_NI-2" text:style-name="Internet_20_link" text:visited-style-name="Visited_20_Internet_20_Link">[2]</text:a><text:bookmark text:name="cite_ref-jhala2008_3-0"/><text:a xlink:type="simple" xlink:href="https://en.wikipedia.org/wiki/Gir_National_Park#cite_note-jhala2008-3" text:style-name="Internet_20_link" text:visited-style-name="Visited_20_Internet_20_Link">[3]</text:a> </text:p>
      <text:p text:style-name="Text_20_body">The 14th Asiatic Lion Census 2015 was conducted in May 2015. In 2015, the population was 523 (27% up compared to previous census in 2010). The population was 411 in 2010 and 359 in 2005. The lion population in <text:a xlink:type="simple" xlink:href="https://en.wikipedia.org/wiki/Junagadh" text:style-name="Internet_20_link" text:visited-style-name="Visited_20_Internet_20_Link">Junagadh</text:a> District was 268 individuals, 44 in Gir Somnath District, 174 in Amreli District , and 37 in Bhavangar District. There are 109 males, 201 females and 213 cubs.<text:bookmark text:name="cite_ref-4"/><text:a xlink:type="simple" xlink:href="https://en.wikipedia.org/wiki/Gir_National_Park#cite_note-4" text:style-name="Internet_20_link" text:visited-style-name="Visited_20_Internet_20_Link">[4]</text:a> </text:p>
      <text:p text:style-name="Text_20_body">Gir National Park is closed from 16 June to 15 October every year. The best time to visit it is between December and March. Although it is very hot in April and May, these are the best months for wildlife viewing and photography.<text:bookmark text:name="cite_ref-5"/><text:a xlink:type="simple" xlink:href="https://en.wikipedia.org/wiki/Gir_National_Park#cite_note-5" text:style-name="Internet_20_link" text:visited-style-name="Visited_20_Internet_20_Link">[5]</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4:35:33.287000000</meta:creation-date>
    <dc:date>2020-09-19T13:40:03.295000000</dc:date>
    <meta:editing-duration>PT8M32S</meta:editing-duration>
    <meta:editing-cycles>2</meta:editing-cycles>
    <meta:generator>LibreOffice/7.0.0.3$Windows_x86 LibreOffice_project/8061b3e9204bef6b321a21033174034a5e2ea88e</meta:generator>
    <meta:document-statistic meta:table-count="0" meta:image-count="0" meta:object-count="0" meta:page-count="1" meta:paragraph-count="3" meta:word-count="206" meta:character-count="1138" meta:non-whitespace-character-count="933"/>
  </office:meta>
</office:document-meta>
</file>